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23cf97" officeooo:paragraph-rsid="0023cf97"/>
    </style:style>
    <style:style style:name="P2" style:family="paragraph" style:parent-style-name="Standard">
      <style:text-properties officeooo:rsid="001e8da0" officeooo:paragraph-rsid="001e8da0"/>
    </style:style>
    <style:style style:name="P3" style:family="paragraph" style:parent-style-name="Standard">
      <style:text-properties officeooo:rsid="00207b29" officeooo:paragraph-rsid="00207b29"/>
    </style:style>
    <style:style style:name="P4" style:family="paragraph" style:parent-style-name="Standard">
      <style:text-properties style:text-position="0% 100%" officeooo:rsid="00222e5a" officeooo:paragraph-rsid="00222e5a"/>
    </style:style>
    <style:style style:name="P5" style:family="paragraph" style:parent-style-name="Standard">
      <style:text-properties style:text-position="0% 100%" officeooo:rsid="0022410d" officeooo:paragraph-rsid="0022410d"/>
    </style:style>
    <style:style style:name="P6" style:family="paragraph" style:parent-style-name="Standard">
      <style:text-properties style:text-position="0% 100%" officeooo:rsid="0022410d" officeooo:paragraph-rsid="002379aa"/>
    </style:style>
    <style:style style:name="P7" style:family="paragraph" style:parent-style-name="Standard">
      <style:text-properties style:text-position="0% 100%" officeooo:rsid="0022f154" officeooo:paragraph-rsid="0022f154"/>
    </style:style>
    <style:style style:name="P8" style:family="paragraph" style:parent-style-name="Standard">
      <style:text-properties style:text-position="0% 100%" officeooo:rsid="002379aa" officeooo:paragraph-rsid="002379aa"/>
    </style:style>
    <style:style style:name="P9" style:family="paragraph" style:parent-style-name="Standard">
      <style:text-properties style:text-position="0% 100%" officeooo:rsid="0023876f" officeooo:paragraph-rsid="0023876f"/>
    </style:style>
    <style:style style:name="P10" style:family="paragraph" style:parent-style-name="Standard">
      <style:text-properties officeooo:paragraph-rsid="002379aa"/>
    </style:style>
    <style:style style:name="P11" style:family="paragraph" style:parent-style-name="Text_20_body" style:list-style-name="L3">
      <style:text-properties officeooo:rsid="0023876f" officeooo:paragraph-rsid="0023876f"/>
    </style:style>
    <style:style style:name="P12" style:family="paragraph" style:parent-style-name="Text_20_body" style:list-style-name="L3">
      <style:text-properties fo:font-weight="bold" officeooo:rsid="0023876f" officeooo:paragraph-rsid="0023876f" style:font-weight-asian="bold" style:font-weight-complex="bold"/>
    </style:style>
    <style:style style:name="P13" style:family="paragraph" style:parent-style-name="Text_20_body" style:list-style-name="L3">
      <style:text-properties fo:font-weight="normal" officeooo:rsid="0023cf97" officeooo:paragraph-rsid="0023cf97" style:font-weight-asian="normal" style:font-weight-complex="normal"/>
    </style:style>
    <style:style style:name="P14" style:family="paragraph" style:parent-style-name="Text_20_body">
      <style:text-properties fo:font-weight="normal" officeooo:rsid="0023cf97" officeooo:paragraph-rsid="0023cf97" style:font-weight-asian="normal" style:font-weight-complex="normal"/>
    </style:style>
    <style:style style:name="P15" style:family="paragraph" style:parent-style-name="Text_20_body">
      <style:text-properties style:text-position="0% 100%" fo:font-weight="normal" officeooo:rsid="0023cf97" officeooo:paragraph-rsid="0023cf97" style:font-weight-asian="normal" style:font-weight-complex="normal"/>
    </style:style>
    <style:style style:name="P16" style:family="paragraph" style:parent-style-name="Text_20_body">
      <style:text-properties style:text-position="0% 100%" officeooo:rsid="0023cf97" officeooo:paragraph-rsid="0023cf97"/>
    </style:style>
    <style:style style:name="P17" style:family="paragraph" style:parent-style-name="Text_20_body">
      <style:text-properties style:text-position="0% 100%" officeooo:rsid="0024495a" officeooo:paragraph-rsid="0024495a"/>
    </style:style>
    <style:style style:name="P18" style:family="paragraph" style:parent-style-name="Text_20_body">
      <style:text-properties style:text-position="0% 100%" fo:font-weight="bold" officeooo:rsid="0024495a" officeooo:paragraph-rsid="0024495a" style:font-weight-asian="bold" style:font-weight-complex="bold"/>
    </style:style>
    <style:style style:name="P19" style:family="paragraph" style:parent-style-name="Text_20_body">
      <style:text-properties officeooo:rsid="0023cf97" officeooo:paragraph-rsid="0023cf97"/>
    </style:style>
    <style:style style:name="P20" style:family="paragraph" style:parent-style-name="Text_20_body">
      <style:text-properties officeooo:paragraph-rsid="0023cf9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160ea"/>
    </style:style>
    <style:style style:name="T4" style:family="text">
      <style:text-properties style:text-position="0% 100%" officeooo:rsid="002379aa"/>
    </style:style>
    <style:style style:name="T5" style:family="text">
      <style:text-properties style:text-position="0% 100%" officeooo:rsid="0023cf97"/>
    </style:style>
    <style:style style:name="T6" style:family="text">
      <style:text-properties officeooo:rsid="00207b29"/>
    </style:style>
    <style:style style:name="T7" style:family="text">
      <style:text-properties officeooo:rsid="002160ea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160ea"/>
    </style:style>
    <style:style style:name="T10" style:family="text">
      <style:text-properties style:text-position="sub 58%" officeooo:rsid="0024495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379aa"/>
    </style:style>
    <style:style style:name="T14" style:family="text">
      <style:text-properties officeooo:rsid="0023876f"/>
    </style:style>
    <style:style style:name="T15" style:family="text">
      <style:text-properties officeooo:rsid="0023cf97"/>
    </style:style>
    <style:style style:name="T16" style:family="text">
      <style:text-properties officeooo:rsid="002449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 11 2021 CPSC 1050 W0<text:span text:style-name="T6">1</text:span></text:p>
      <text:p text:style-name="P2"/>
      <text:p text:style-name="P2">1. Quiz next week on Wed in class. Exact time will be announced later on. It will be based on lab 1.</text:p>
      <text:p text:style-name="P2">2. for all labs have a worksheet, please submit the pdf form of the completed document.</text:p>
      <text:p text:style-name="P2">3. complete biocards ASAP.</text:p>
      <text:p text:style-name="P2">4. help center will be available starting wed jan 13 2021</text:p>
      <text:p text:style-name="P2">5. d2l submissions can be multiple times – the latest one will be the current copy</text:p>
      <text:p text:style-name="P2">6. time table and duration of classes/labs </text:p>
      <text:p text:style-name="P2">7. have you all downloaded the text’s 7<text:span text:style-name="T1">th</text:span></text:p>
      <text:p text:style-name="P2"/>
      <text:p text:style-name="P3">-</text:p>
      <text:p text:style-name="P3"/>
      <text:p text:style-name="P3">Data Representation using computers.</text:p>
      <text:p text:style-name="P3"><text:tab/>The first one is Numbers and in fact non negative integers</text:p>
      <text:p text:style-name="P3"><text:tab/>The basic piece of information is a Bit or a 0 or 1.</text:p>
      <text:p text:style-name="P3"><text:tab/>All the data has to be converted to a string of 0s and 1s.</text:p>
      <text:p text:style-name="P3"><text:tab/></text:p>
      <text:p text:style-name="P3"/>
      <text:p text:style-name="P3"><text:tab/><text:span text:style-name="T7">13</text:span><text:span text:style-name="T9">10 </text:span><text:span text:style-name="T3">= 1101</text:span><text:span text:style-name="T9">2</text:span></text:p>
      <text:p text:style-name="P3"><text:span text:style-name="T9"/></text:p>
      <text:p text:style-name="P4"><text:span text:style-name="T7">3</text:span>75 = 3 x 10<text:span text:style-name="T1">2</text:span> + 7 x 10<text:span text:style-name="T1">1 </text:span><text:s/>+ 5 x 10<text:span text:style-name="T1">0 <text:s/></text:span>= Polynominal Expansion</text:p>
      <text:p text:style-name="P4"/>
      <text:p text:style-name="P4">642<text:span text:style-name="T8">13</text:span> = 6 x 13<text:span text:style-name="T1">2</text:span> + 4 x 13<text:span text:style-name="T1">1</text:span> + 2 x 13<text:span text:style-name="T1">0</text:span> = 1068<text:span text:style-name="T8">10</text:span> Polynomial Expansion gives the value in Decimal / Base 10.</text:p>
      <text:p text:style-name="P4"/>
      <text:p text:style-name="P4">In Base 13, there are 13 digits (0-C)</text:p>
      <text:p text:style-name="P4"/>
      <text:p text:style-name="P4">Base 16, there are 16 digits (0-F)</text:p>
      <text:p text:style-name="P4"/>
      <text:p text:style-name="P4">-</text:p>
      <text:p text:style-name="P4"/>
      <text:p text:style-name="P5">1101<text:span text:style-name="T8">2</text:span> = 1 x 2<text:span text:style-name="T1">0</text:span> + 0 x 2<text:span text:style-name="T1">1</text:span> + 1 x 2<text:span text:style-name="T1">2</text:span> + 1 x 2<text:span text:style-name="T1">3</text:span> = <text:s/>13<text:span text:style-name="T8">10</text:span> </text:p>
      <text:p text:style-name="P5">This is converting a <text:span text:style-name="T11">Binary </text:span><text:span text:style-name="T12">number to a </text:span><text:span text:style-name="T11">Decimal</text:span><text:span text:style-name="T12"> using </text:span><text:span text:style-name="T11">Polynomial Expansion</text:span><text:span text:style-name="T12">.</text:span></text:p>
      <text:p text:style-name="P4"/>
      <text:p text:style-name="P4">-</text:p>
      <text:p text:style-name="P7">101 011<text:span text:style-name="T8">2</text:span> = 53<text:span text:style-name="T8">8</text:span></text:p>
      <text:p text:style-name="P7">In Hex we group in groups of 4 from right to left</text:p>
      <text:p text:style-name="P7"/>
      <text:p text:style-name="P7">0 0 1 0 <text:s/>1 0 1 1 = ?<text:span text:style-name="T8">16</text:span></text:p>
      <text:p text:style-name="P7">8 4 2 1 <text:s/>8 4 2 1</text:p>
      <text:p text:style-name="P7">2 + (8+2+1) = 2B<text:span text:style-name="T8">16</text:span></text:p>
      <text:p text:style-name="P7"><text:span text:style-name="T8"/></text:p>
      <text:p text:style-name="P7">F is the largest digit in Hexadecimal corresponds to 1111 which is 15</text:p>
      <text:p text:style-name="P7">E Corresponds to 14 and is 1110 in binary</text:p>
      <text:p text:style-name="P7"/>
      <text:p text:style-name="P7">Hex Digits<text:tab/></text:p>
      <text:p text:style-name="P7">0<text:tab/>0000</text:p>
      <text:p text:style-name="P7">1<text:tab/>0001</text:p>
      <text:p text:style-name="P7">2<text:tab/><text:span text:style-name="T13">0010</text:span></text:p>
      <text:p text:style-name="P8"><text:soft-page-break/>3<text:tab/>0011</text:p>
      <text:p text:style-name="P8">4<text:tab/>0100</text:p>
      <text:p text:style-name="P8">5<text:tab/>0101</text:p>
      <text:p text:style-name="P10"><text:span text:style-name="T4">6<text:tab/>0110</text:span></text:p>
      <text:p text:style-name="P8">7<text:tab/>0111</text:p>
      <text:p text:style-name="P10">8<text:tab/>1000</text:p>
      <text:p text:style-name="P8">9<text:tab/>1001</text:p>
      <text:p text:style-name="P8">A<text:tab/>1010</text:p>
      <text:p text:style-name="P8">B<text:tab/>1011</text:p>
      <text:p text:style-name="P8">C<text:tab/>1100</text:p>
      <text:p text:style-name="P8">D<text:tab/>1101</text:p>
      <text:p text:style-name="P8">E<text:tab/>1111</text:p>
      <text:p text:style-name="P8">F<text:tab/>10000</text:p>
      <text:p text:style-name="P8"/>
      <text:p text:style-name="P8">Adding Numbers – base 10</text:p>
      <text:p text:style-name="P8"/>
      <text:p text:style-name="P8"><text:tab/>1<text:tab/>1</text:p>
      <text:p text:style-name="P8"><text:tab/><text:span text:style-name="T11">1<text:tab/>3<text:tab/>7<text:tab/></text:span></text:p>
      <text:p text:style-name="P8"><text:span text:style-name="T11"><text:tab/>2<text:tab/>8<text:tab/>5</text:span><text:tab/></text:p>
      <text:p text:style-name="P8"><text:tab/><text:span text:style-name="T11">============</text:span></text:p>
      <text:p text:style-name="P8"><text:tab/>4<text:tab/>2<text:tab/>2</text:p>
      <text:p text:style-name="P8"/>
      <text:p text:style-name="P8">Binary Add:ition:</text:p>
      <text:p text:style-name="P8"><text:tab/><text:tab/><text:tab/>1<text:tab/>1<text:tab/><text:tab/>1</text:p>
      <text:p text:style-name="P8"><text:tab/><text:tab/><text:tab/>1<text:tab/>1<text:tab/>1<text:tab/>0<text:tab/>1</text:p>
      <text:p text:style-name="P8"><text:tab/><text:tab/><text:tab/>0<text:tab/>1<text:tab/>1<text:tab/>0<text:tab/>1</text:p>
      <text:p text:style-name="P8"><text:tab/><text:tab/><text:span text:style-name="T14">====</text:span>=======================<text:span text:style-name="T14">=</text:span></text:p>
      <text:p text:style-name="P8"><text:tab/><text:tab/><text:span text:style-name="T14">1<text:tab/>0</text:span><text:tab/>1<text:tab/>0<text:tab/>1<text:tab/>0</text:p>
      <text:p text:style-name="P7"/>
      <text:p text:style-name="P7">-</text:p>
      <text:p text:style-name="P7"/>
      <text:h text:style-name="Heading_20_2" text:outline-level="2">Polynomial Expansion</text:h>
      <text:list xml:id="list3943048955" text:style-name="L3">
        <text:list-item>
          <text:p text:style-name="P11">42 in base 10 has a polynomial expansion</text:p>
        </text:list-item>
        <text:list-item>
          <text:p text:style-name="P11">4*10^1 + 2*10^0 = 42<text:span text:style-name="T8">10</text:span></text:p>
        </text:list-item>
        <text:list-item>
          <text:p text:style-name="P11">1011 in base 2, has a polynomial expansion</text:p>
        </text:list-item>
        <text:list-item>
          <text:p text:style-name="P11">(right to left) 1 x 2<text:span text:style-name="T1">0</text:span><text:span text:style-name="T2"> + 1 x 2</text:span><text:span text:style-name="T1">1</text:span><text:span text:style-name="T2"> + 0 x 2</text:span><text:span text:style-name="T1">2</text:span><text:span text:style-name="T2"> + 1 x 2</text:span><text:span text:style-name="T1">3</text:span><text:span text:style-name="T2"> = </text:span></text:p>
        </text:list-item>
        <text:list-item>
          <text:p text:style-name="P12"><text:span text:style-name="T2">Polynomial Expansion is the definition of a non-negative integer</text:span></text:p>
        </text:list-item>
        <text:list-item>
          <text:p text:style-name="P13"><text:span text:style-name="T2">Has the same format in any base, always use to get the literal number</text:span></text:p>
        </text:list-item>
      </text:list>
      <text:h text:style-name="Heading_20_3" text:outline-level="3">Quotient Remainder Algorithm</text:h>
      <text:p text:style-name="P14"><text:span text:style-name="T2"><text:tab/>Quotient<text:tab/>Remainder</text:span></text:p>
      <text:p text:style-name="P14"><text:span text:style-name="T2"><text:tab/>42<text:tab/><text:tab/></text:span></text:p>
      <text:p text:style-name="P14"><text:soft-page-break/><text:span text:style-name="T2">21<text:tab/>0l</text:span></text:p>
      <text:p text:style-name="P14"><text:span text:style-name="T2">10<text:tab/>1</text:span></text:p>
      <text:p text:style-name="P14"><text:span text:style-name="T2">5<text:tab/>0</text:span></text:p>
      <text:p text:style-name="P14"><text:span text:style-name="T2">2<text:tab/>1</text:span></text:p>
      <text:p text:style-name="P14"><text:span text:style-name="T2">1<text:tab/>0</text:span></text:p>
      <text:p text:style-name="P14"><text:span text:style-name="T2">0<text:tab/>1</text:span></text:p>
      <text:p text:style-name="P14"><text:span text:style-name="T2"/></text:p>
      <text:p text:style-name="P14"><text:span text:style-name="T2">Therefore 42</text:span><text:span text:style-name="T8">10</text:span><text:span text:style-name="T2"> in Decimal is 101010</text:span><text:span text:style-name="T8">2</text:span><text:span text:style-name="T2"> in Binary</text:span><text:span text:style-name="T8">.</text:span></text:p>
      <text:p text:style-name="P15">If we write the polynomial expansion of 101010<text:span text:style-name="T8">2</text:span> we are doing the reverse operations to get back to 42<text:span text:style-name="T8">10</text:span>.</text:p>
      <text:h text:style-name="P1" text:outline-level="3">Bit Grouping</text:h>
      <text:p text:style-name="P19">101010<text:span text:style-name="T8">2</text:span><text:span text:style-name="T2"> in Binary, what is it in Octal using Bit grouping?</text:span></text:p>
      <text:p text:style-name="P19"><text:span text:style-name="T2">1<text:tab/>0<text:tab/>1<text:tab/><text:tab/>0<text:tab/>1<text:tab/>0</text:span></text:p>
      <text:p text:style-name="P19"><text:span text:style-name="T2">4<text:tab/>2<text:tab/>1<text:tab/><text:tab/>4<text:tab/>2<text:tab/>1</text:span></text:p>
      <text:p text:style-name="P19"><text:span text:style-name="T2">==================================</text:span></text:p>
      <text:p text:style-name="P19"><text:span text:style-name="T2">= 52</text:span><text:span text:style-name="T8">8</text:span><text:span text:style-name="T2"> in Octal</text:span></text:p>
      <text:p text:style-name="P19"><text:span text:style-name="T2">0<text:tab/>0<text:tab/>1<text:tab/>0<text:tab/><text:tab/>1<text:tab/>0<text:tab/>1<text:tab/>0</text:span></text:p>
      <text:p text:style-name="P20"><text:span text:style-name="T5">8<text:tab/>4<text:tab/>2<text:tab/>1<text:tab/><text:tab/>8<text:tab/>4<text:tab/>2<text:tab/>1</text:span></text:p>
      <text:p text:style-name="P16">=============================================</text:p>
      <text:p text:style-name="P16">= <text:span text:style-name="T16">2A</text:span><text:span text:style-name="T10">16 </text:span><text:span text:style-name="T16">in Hexadecimal</text:span></text:p>
      <text:p text:style-name="P18">Use Polynomial Expansion to get the Decimal.</text:p>
      <text:p text:style-name="P17">A x 16<text:span text:style-name="T1">0</text:span> = 10</text:p>
      <text:p text:style-name="P17">2 x 16<text:span text:style-name="T1">1</text:span> = 32</text:p>
      <text:p text:style-name="P17">=========</text:p>
      <text:p text:style-name="P17">= 42<text:span text:style-name="T8">10</text:span></text:p>
      <text:p text:style-name="P17"><text:span text:style-name="T8">-</text:span></text:p>
      <text:p text:style-name="P9">Extra:</text:p>
      <text:p text:style-name="P6">Write out the answers in the lab, all the equations </text:p>
      <text:p text:style-name="P6"><text:span text:style-name="T13">show your carries! </text:span>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2:31:31.004891832</meta:creation-date>
    <dc:date>2021-01-11T14:10:06.126326686</dc:date>
    <meta:editing-duration>PT24M5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97" meta:word-count="560" meta:character-count="2475" meta:non-whitespace-character-count="1970"/>
  </office:meta>
</office:document-meta>
</file>